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2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ns42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ns42:value-type="string">
            <text:p>Terms</text:p>
          </table:table-cell>
          <table:table-cell table:style-name="ce9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ns42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ns42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ns42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ns42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ns42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ns42:value-type="string">
            <text:p>Date</text:p>
          </table:table-cell>
          <table:table-cell table:style-name="ce10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ns42:value-type="string">
            <text:p>Rate</text:p>
          </table:table-cell>
          <table:table-cell table:style-name="ce10" office:value-type="string" ns42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ns42:value-type="string">
            <text:p>04/01-04/30</text:p>
          </table:table-cell>
          <table:table-cell table:style-name="ce25" office:value-type="string" ns42:value-type="string">
            <text:p>Cleaning</text:p>
          </table:table-cell>
          <table:table-cell table:style-name="ce25" office:value-type="string" ns42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ns42:value-type="string">
            <text:p>--</text:p>
          </table:table-cell>
          <table:table-cell table:style-name="ce37" office:value-type="currency" office:currency="USD" office:value="2664" ns42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ns42:value-type="string">
            <text:p>04/01-04/30</text:p>
          </table:table-cell>
          <table:table-cell table:style-name="ce24" office:value-type="string" ns42:value-type="string">
            <text:p>Supplies</text:p>
          </table:table-cell>
          <table:table-cell table:style-name="ce24" office:value-type="string" ns42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ns42:value-type="string">
            <text:p>--</text:p>
          </table:table-cell>
          <table:table-cell table:style-name="ce38" office:value-type="currency" office:currency="USD" office:value="-20" ns42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ns42:value-type="string">
            <text:p>Total</text:p>
          </table:table-cell>
          <table:table-cell table:style-name="ce39" table:formula="of:=SUM([.I15:.I25])" office:value-type="currency" office:currency="USD" office:value="2644" ns42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ns42:value-type="string">
            <text:p>Balance Due</text:p>
          </table:table-cell>
          <table:table-cell table:style-name="ce40" table:formula="of:=SUM([.I16:.I26])" office:value-type="currency" office:currency="USD" office:value="2644" ns42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6:28:07.312222063</dc:date>
    <meta:editing-duration>PT2H55M48S</meta:editing-duration>
    <meta:editing-cycles>63</meta:editing-cycles>
    <meta:document-statistic meta:table-count="1" meta:cell-count="36" meta:object-count="1"/>
    <meta:generator>ODFPY/1.4.2</meta:generator>
  </office:meta>
</office:document-meta>
</file>